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334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034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18.05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74pt solid #000000"/>
    </style:style>
    <style:style style:name="ce15" style:family="table-cell" style:parent-style-name="Default" style:data-style-name="N100">
      <style:table-cell-properties fo:background-color="#cccccc" fo:border="0.74pt solid #000000"/>
      <style:text-properties style:text-line-through-style="solid" style:text-line-through-type="single"/>
    </style:style>
    <style:style style:name="ce6" style:family="table-cell" style:parent-style-name="Default" style:data-style-name="N100"/>
    <style:style style:name="ce16" style:family="table-cell" style:parent-style-name="Default" style:data-style-name="N100">
      <style:table-cell-properties fo:background-color="#ffff00"/>
    </style:style>
    <style:style style:name="ce21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17" style:family="table-cell" style:parent-style-name="Default" style:data-style-name="N100">
      <style:table-cell-properties fo:background-color="#ffff00" fo:border="0.74pt solid #000000"/>
    </style:style>
    <style:style style:name="ce23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ackground-color="#dee6ef" style:text-align-source="fix" style:repeat-content="false" fo:border="0.74pt solid #000000" style:rotation-angle="90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29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-03&quot;" style:apply-style-name="Без_20_имени1" style:base-cell-address="Лист1.R1"/>
      <style:map style:condition="cell-content()=&quot;02-0B&quot;" style:apply-style-name="Без_20_имени3" style:base-cell-address="Лист1.R1"/>
      <style:map style:condition="cell-content()=&quot;02-1F&quot;" style:apply-style-name="Без_20_имени4" style:base-cell-address="Лист1.R1"/>
      <style:map style:condition="cell-content()=&quot;02-05&quot;" style:apply-style-name="Без_20_имени5" style:base-cell-address="Лист1.R1"/>
    </style:style>
    <style:style style:name="ce7" style:family="table-cell" style:parent-style-name="Default" style:data-style-name="N100">
      <style:table-cell-properties fo:background-color="#dee6ef" style:text-align-source="fix" style:repeat-content="false" fo:border="0.74pt solid #000000" style:rotation-angle="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cccccc" fo:border="0.74pt solid #000000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12" table:default-cell-style-name="ce30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5" table:default-cell-style-name="ce6"/>
        <table:table-column table:style-name="co16" table:number-columns-repeated="1000" table:default-cell-style-name="ce6"/>
        <table:table-row table:style-name="ro1">
          <table:table-cell table:style-name="ce1" office:value-type="string" calcext:value-type="string">
            <text:p>nand_id</text:p>
          </table:table-cell>
          <table:table-cell table:style-name="ce4" office:value-type="string" calcext:value-type="string">
            <text:p>Manufacturer</text:p>
          </table:table-cell>
          <table:table-cell table:style-name="ce1" office:value-type="string" calcext:value-type="string">
            <text:p>nand_man_id</text:p>
          </table:table-cell>
          <table:table-cell table:style-name="ce4" office:value-type="string" calcext:value-type="string">
            <text:p>nand_name</text:p>
          </table:table-cell>
          <table:table-cell table:style-name="ce1" office:value-type="string" calcext:value-type="string">
            <text:p>nand_jedec_man</text:p>
          </table:table-cell>
          <table:table-cell table:style-name="ce1" office:value-type="string" calcext:value-type="string">
            <text:p>nand_jedec_type</text:p>
          </table:table-cell>
          <table:table-cell table:style-name="ce1" office:value-type="string" calcext:value-type="string">
            <text:p>nand_jedec_cap</text:p>
          </table:table-cell>
          <table:table-cell table:style-name="ce1" office:value-type="string" calcext:value-type="string">
            <text:p>nand_cap</text:p>
          </table:table-cell>
          <table:table-cell table:style-name="ce1" office:value-type="string" calcext:value-type="string">
            <text:p>nand_vcc_min</text:p>
          </table:table-cell>
          <table:table-cell table:style-name="ce1" office:value-type="string" calcext:value-type="string">
            <text:p>nand_vcc_max</text:p>
          </table:table-cell>
          <table:table-cell table:style-name="ce1" office:value-type="string" calcext:value-type="string">
            <text:p>nand_sect_size</text:p>
          </table:table-cell>
          <table:table-cell table:style-name="ce1" office:value-type="string" calcext:value-type="string">
            <text:p>nand_ecc</text:p>
          </table:table-cell>
          <table:table-cell table:style-name="ce1" office:value-type="string" calcext:value-type="string">
            <text:p>nand_block_size</text:p>
          </table:table-cell>
          <table:table-cell table:style-name="ce1" office:value-type="string" calcext:value-type="string">
            <text:p>nand_erase_size</text:p>
            <text:p/>
          </table:table-cell>
          <table:table-cell table:style-name="ce1" office:value-type="string" calcext:value-type="string">
            <text:p>nand_blocks</text:p>
          </table:table-cell>
          <table:table-cell table:style-name="ce1" office:value-type="string" calcext:value-type="string">
            <text:p>nand_id_page</text:p>
          </table:table-cell>
          <table:table-cell table:style-name="ce1" office:value-type="string" calcext:value-type="string">
            <text:p>nand_param</text:p>
          </table:table-cell>
          <table:table-cell table:style-name="ce27" office:value-type="string" calcext:value-type="string">
            <text:p>nand_otp</text:p>
          </table:table-cell>
          <table:table-cell table:style-name="ce1" office:value-type="string" calcext:value-type="string">
            <text:p>nand_delay</text:p>
          </table:table-cell>
          <table:table-cell table:style-name="ce1" office:value-type="string" calcext:value-type="string">
            <text:p>nand_algorithm</text:p>
          </table:table-cell>
          <table:table-cell table:style-name="ce1" office:value-type="string" calcext:value-type="string">
            <text:p>nand_speed</text:p>
          </table:table-cell>
          <table:table-cell table:style-name="ce7" office:value-type="string" calcext:value-type="string">
            <text:p>nand_pdf</text:p>
          </table:table-cell>
          <table:table-cell table:style-name="ce8"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2G41XA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4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0/ESMT/F50L2G41XA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1G41LB(2M)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D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https://www.alldatasheet.com/datasheet-pdf/pdf/1284453/ESMT/F50L1G41LB-104YG2M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512M41A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7F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number-columns-repeated="2" table:style-name="ce2" office:value-type="string" calcext:value-type="string">
            <text:p>???</text:p>
          </table:table-cell>
          <table:table-cell table:style-name="ce28" office:value-type="string" calcext:value-type="string">
            <text:p>???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alldatasheet.com/datasheet-pdf/download/727643/ESMT/F50L1G41A-2Y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ESMT</text:p>
          </table:table-cell>
          <table:table-cell table:style-name="ce2" office:value-type="string" calcext:value-type="string">
            <text:p>6</text:p>
          </table:table-cell>
          <table:table-cell table:style-name="ce5" office:value-type="string" calcext:value-type="string">
            <text:p>F50L4G41X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alldatasheet.com/datasheet-pdf/download/1284449/ESMT/F50L4G41XB.html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B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ICRON</text:p>
          </table:table-cell>
          <table:table-cell table:style-name="ce2" office:value-type="string" calcext:value-type="string">
            <text:p>12</text:p>
          </table:table-cell>
          <table:table-cell table:style-name="ce5" office:value-type="string" calcext:value-type="string">
            <text:p>MT29F4G01ABAFD12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3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4donline.ihs.com/images/VipMasterIC/IC/MICT/MICT-S-A0015861608/MICT-S-A0015861608-1.pdf?hkey=6D3A4C79FDBF58556ACFDE234799DDF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style-name="ce9"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24AD-Z41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www.macronix.com/Lists/Datasheet/Attachments/9034/MX35LF1G24AD,%203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1GE4AB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3" table:style-name="ce2" office:value-type="string" calcext:value-type="string">
            <text:p>128 K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9075/MX35LF1GE4AB,%203V,%201Gb,%20v2.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24AD-Z4I8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macronix.com/Lists/Datasheet/Attachments/9037/MX35UF1G24AD,%201.8V,%201Gb,%20v1.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0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1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0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199/MX35UF1G14AC,%201.8V,%201Gb,%20v1.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C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macronix.com/Lists/Datasheet/Attachments/8996/MX35UF1GE4AC,%201.8V,%201Gb,%20v1.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1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9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U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120/MX35UF1GE4AD,%201.8V,%201Gb,%20v1.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2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MXIC</text:p>
          </table:table-cell>
          <table:table-cell table:style-name="ce2" office:value-type="string" calcext:value-type="string">
            <text:p>13</text:p>
          </table:table-cell>
          <table:table-cell table:style-name="ce5" office:value-type="string" calcext:value-type="string">
            <text:p>MX35LF4GE4AD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33</text:p>
          </table:table-cell>
          <table:table-cell table:style-name="ce5" office:value-type="string" calcext:value-type="string">
            <text:p>https://www.macronix.com/Lists/Datasheet/Attachments/9046/MX35LF2GE4AD,%203V,%202Gb,%20v1.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512GW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51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512GV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1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1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1GV.2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2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2J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66</text:p>
          </table:table-cell>
          <table:table-cell table:style-name="ce5" office:value-type="string" calcext:value-type="string">
            <text:p>https://www.winbond.com/hq/support/documentation/levelOne.jsp?__locale=en&amp;DocNo=DA00-W25N02J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17" office:value-type="string" calcext:value-type="string">
            <text:p>W25M02G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18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M02GV.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L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L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W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W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WINBOND</text:p>
          </table:table-cell>
          <table:table-cell table:style-name="ce2" office:value-type="string" calcext:value-type="string">
            <text:p>18</text:p>
          </table:table-cell>
          <table:table-cell table:style-name="ce5" office:value-type="string" calcext:value-type="string">
            <text:p>W25N04KV</text:p>
          </table:table-cell>
          <table:table-cell table:style-name="ce2" office:value-type="string" calcext:value-type="string">
            <text:p>EF</text:p>
          </table:table-cell>
          <table:table-cell table:style-name="ce2" office:value-type="string" calcext:value-type="string">
            <text:p>A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0B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winbond.com/hq/support/documentation/levelOne.jsp?__locale=en&amp;DocNo=DA00-W25N04KV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static.chipdip.ru/lib/590/DOC04259063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A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E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s://pese.oss-cn-shenzhen.aliyuncs.com/pdfs/2005251034_XTX-XT26G01AWSEGA_C55884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5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7755591471104&amp;dataId=102425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4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386808688151146496&amp;dataId=102696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1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2192783896576&amp;dataId=102675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17662581855924224&amp;dataId=102767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02C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1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xmis-plus-api.xtxtech.com/xmis-plus/openDataApi/websiteDownload?fileId=529999373732982784&amp;dataId=102271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G12D-B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35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20</text:p>
          </table:table-cell>
          <table:table-cell table:style-name="ce5" office:value-type="string" calcext:value-type="string">
            <text:p>https://xmis-plus-api.xtxtech.com/xmis-plus/openDataApi/websiteDownload?fileId=577432965232504832&amp;dataId=102709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2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517661786922070016&amp;dataId=102629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0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3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387641617873940480&amp;dataId=102678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XTX</text:p>
          </table:table-cell>
          <table:table-cell table:style-name="ce2" office:value-type="string" calcext:value-type="string">
            <text:p>20</text:p>
          </table:table-cell>
          <table:table-cell table:style-name="ce5" office:value-type="string" calcext:value-type="string">
            <text:p>XT26Q14D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56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256</text:p>
          </table:table-cell>
          <table:table-cell table:number-columns-repeated="2" table:style-name="ce2" office:value-type="string" calcext:value-type="string">
            <text:p>256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6" office:value-type="string" calcext:value-type="string">
            <text:p>00</text:p>
          </table:table-cell>
          <table:table-cell table:style-name="ce26" office:value-type="string" calcext:value-type="string">
            <text:p>01</text:p>
          </table:table-cell>
          <table:table-cell table:style-name="ce28" office:value-type="string" calcext:value-type="string">
            <text:p>02-05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08</text:p>
          </table:table-cell>
          <table:table-cell table:style-name="ce5" office:value-type="string" calcext:value-type="string">
            <text:p>https://xmis-plus-api.xtxtech.com/xmis-plus/openDataApi/websiteDownload?fileId=400674025107927040&amp;dataId=102812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BXXX_rev04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2C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5</text:p>
          </table:table-cell>
          <table:table-cell table:style-name="ce23"/>
          <table:table-cell table:style-name="ce2" office:value-type="string" calcext:value-type="string">
            <text:p>64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2CXXX_rev03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AXXX_rev08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1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1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7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A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2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A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2GBS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2</text:p>
          </table:table-cell>
          <table:table-cell table:style-name="ce23"/>
          <table:table-cell table:style-name="ce2" office:value-type="string" calcext:value-type="string">
            <text:p>256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2GBSXXX_rev01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F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M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A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MXXX_rev10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Q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B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04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Dosilicon</text:p>
          </table:table-cell>
          <table:table-cell table:style-name="ce2" office:value-type="string" calcext:value-type="string">
            <text:p>31</text:p>
          </table:table-cell>
          <table:table-cell table:style-name="ce5" office:value-type="string" calcext:value-type="string">
            <text:p>DS35M4GB</text:p>
          </table:table-cell>
          <table:table-cell table:style-name="ce2" office:value-type="string" calcext:value-type="string">
            <text:p>E5</text:p>
          </table:table-cell>
          <table:table-cell table:style-name="ce2" office:value-type="string" calcext:value-type="string">
            <text:p>64</text:p>
          </table:table-cell>
          <table:table-cell table:style-name="ce23"/>
          <table:table-cell table:style-name="ce2" office:value-type="string" calcext:value-type="string">
            <text:p>512 M</text:p>
          </table:table-cell>
          <table:table-cell table:style-name="ce2" office:value-type="string" calcext:value-type="string">
            <text:p>1.70</text:p>
          </table:table-cell>
          <table:table-cell table:style-name="ce2" office:value-type="string" calcext:value-type="string">
            <text:p>1.95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8" office:value-type="string" calcext:value-type="string">
            <text:p>02-1F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83</text:p>
          </table:table-cell>
          <table:table-cell table:style-name="ce5" office:value-type="string" calcext:value-type="string">
            <text:p>https://www.dosilicon.com/resources/SPI%20NAND/DS35X4GBXXX_rev06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 office:value-type="string" calcext:value-type="string">
            <text:p>ZETTA</text:p>
          </table:table-cell>
          <table:table-cell table:style-name="ce2" office:value-type="string" calcext:value-type="string">
            <text:p>22</text:p>
          </table:table-cell>
          <table:table-cell table:style-name="ce5" office:value-type="string" calcext:value-type="string">
            <text:p>ZD35Q1GC</text:p>
          </table:table-cell>
          <table:table-cell table:style-name="ce2" office:value-type="string" calcext:value-type="string">
            <text:p>BA</text:p>
          </table:table-cell>
          <table:table-cell table:style-name="ce2" office:value-type="string" calcext:value-type="string">
            <text:p>71</text:p>
          </table:table-cell>
          <table:table-cell table:style-name="ce23"/>
          <table:table-cell table:style-name="ce2" office:value-type="string" calcext:value-type="string">
            <text:p>128 M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128 K</text:p>
          </table:table-cell>
          <table:table-cell table:style-name="ce2" office:value-type="string" calcext:value-type="string">
            <text:p>1024</text:p>
          </table:table-cell>
          <table:table-cell table:style-name="ce25" table:number-columns-repeated="2"/>
          <table:table-cell table:style-name="ce28" office:value-type="string" calcext:value-type="string">
            <text:p>00-03</text:p>
          </table:table-cell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90</text:p>
          </table:table-cell>
          <table:table-cell table:style-name="ce5" office:value-type="string" calcext:value-type="string">
            <text:p>http://www.zettadevice.com/uploads/files/35Q1GC%20%20%201121/1669010894b59d74179d263615.pdf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15" office:value-type="string" calcext:value-type="string">
            <text:p>ZETTA</text:p>
          </table:table-cell>
          <table:table-cell table:style-name="ce21" office:value-type="string" calcext:value-type="string">
            <text:p>22</text:p>
          </table:table-cell>
          <table:table-cell table:style-name="ce15" office:value-type="string" calcext:value-type="string">
            <text:p>ZD35Q2GC</text:p>
          </table:table-cell>
          <table:table-cell table:style-name="ce23" office:value-type="string" calcext:value-type="string">
            <text:p>2C</text:p>
          </table:table-cell>
          <table:table-cell table:style-name="ce23" office:value-type="string" calcext:value-type="string">
            <text:p>24</text:p>
          </table:table-cell>
          <table:table-cell table:style-name="ce23"/>
          <table:table-cell table:style-name="ce23" office:value-type="string" calcext:value-type="string">
            <text:p>256 M</text:p>
          </table:table-cell>
          <table:table-cell table:style-name="ce23" office:value-type="string" calcext:value-type="string">
            <text:p>2.7</text:p>
          </table:table-cell>
          <table:table-cell table:style-name="ce23" office:value-type="string" calcext:value-type="string">
            <text:p>3.6</text:p>
          </table:table-cell>
          <table:table-cell table:style-name="ce23" office:value-type="string" calcext:value-type="string">
            <text:p>2048</text:p>
          </table:table-cell>
          <table:table-cell table:style-name="ce23" office:value-type="float" office:value="128" calcext:value-type="float">
            <text:p>128</text:p>
          </table:table-cell>
          <table:table-cell table:number-columns-repeated="2" table:style-name="ce23" office:value-type="string" calcext:value-type="string">
            <text:p>128 K</text:p>
          </table:table-cell>
          <table:table-cell table:style-name="ce23" office:value-type="float" office:value="2048" calcext:value-type="float">
            <text:p>2048</text:p>
          </table:table-cell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9" office:value-type="string" calcext:value-type="string">
            <text:p>02-0B</text:p>
          </table:table-cell>
          <table:table-cell table:style-name="ce23" office:value-type="string" calcext:value-type="string">
            <text:p>1000</text:p>
          </table:table-cell>
          <table:table-cell table:style-name="ce23" office:value-type="string" calcext:value-type="string">
            <text:p>4</text:p>
          </table:table-cell>
          <table:table-cell table:style-name="ce23" office:value-type="string" calcext:value-type="string">
            <text:p>133</text:p>
          </table:table-cell>
          <table:table-cell table:style-name="ce32" office:value-type="string" calcext:value-type="string">
            <text:p>http://www.zettadevice.com/uploads/files/NAND/SPI/16457519933af927d0d791cd7b.pdf</text:p>
          </table:table-cell>
          <table:table-cell table:number-columns-repeated="1000"/>
        </table:table-row>
        <table:table-row table:style-name="ro2" table:number-rows-repeated="12"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13"/>
          <table:table-cell table:style-name="ce28"/>
          <table:table-cell table:style-name="ce2" table:number-columns-repeated="3"/>
          <table:table-cell table:style-name="ce5"/>
          <table:table-cell table:number-columns-repeated="1000"/>
        </table:table-row>
        <table:table-row table:style-name="ro2">
          <table:table-cell/>
          <table:table-cell office:value-type="string" calcext:value-type="string">
            <text:p>0-winbon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-GD 5 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-GD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3-MXIC &gt;5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-esmt 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5-esmt2 a0/b0/c0/d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6-MXIC2 &gt;5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7-MXIC3-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8-Winbond2 3reg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9-Winbond4reg</text:p>
          </table:table-cell>
          <table:table-cell table:number-columns-repeated="102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style-name="ce16"/>
          <table:table-cell/>
          <table:table-cell office:value-type="string" calcext:value-type="string">
            <text:p>TWO CHIPS per package — 2 x 1gb, C2h + chipNumber- select chip</text:p>
          </table:table-cell>
          <table:table-cell table:number-columns-repeated="1018"/>
        </table:table-row>
        <table:table-row table:style-name="ro2" table:number-rows-repeated="1048477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Лист1.R1:Лист1.R1048576">
            <calcext:condition calcext:apply-style-name="Без имени1" calcext:value="=&quot;00-03&quot;" calcext:base-cell-address="Лист1.R1"/>
            <calcext:condition calcext:apply-style-name="Без имени3" calcext:value="=&quot;02-0B&quot;" calcext:base-cell-address="Лист1.R1"/>
            <calcext:condition calcext:apply-style-name="Без имени4" calcext:value="=&quot;02-1F&quot;" calcext:base-cell-address="Лист1.R1"/>
            <calcext:condition calcext:apply-style-name="Без имени5" calcext:value="=&quot;02-05&quot;" calcext:base-cell-address="Лист1.R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aa95"/>
    </style:style>
    <style:style style:name="Без_20_имени2" style:display-name="Без имени2" style:family="table-cell" style:parent-style-name="Default">
      <style:table-cell-properties fo:background-color="#b4c7dc"/>
    </style:style>
    <style:style style:name="Без_20_имени3" style:display-name="Без имени3" style:family="table-cell" style:parent-style-name="Default">
      <style:table-cell-properties fo:background-color="#b4c7dc"/>
    </style:style>
    <style:style style:name="Без_20_имени4" style:display-name="Без имени4" style:family="table-cell" style:parent-style-name="Default">
      <style:table-cell-properties fo:background-color="#afd095"/>
    </style:style>
    <style:style style:name="Без_20_имени5" style:display-name="Без имени5" style:family="table-cell" style:parent-style-name="Default">
      <style:table-cell-properties fo:background-color="#ffff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8:22:52.559891140</meta:creation-date>
    <meta:generator>LibreOffice/7.3.7.2$Linux_X86_64 LibreOffice_project/30$Build-2</meta:generator>
    <dc:date>2025-08-11T14:58:49.249658366</dc:date>
    <meta:editing-duration>PT8H53M42S</meta:editing-duration>
    <meta:editing-cycles>88</meta:editing-cycles>
    <meta:document-statistic meta:table-count="1" meta:cell-count="1517" meta:object-count="0"/>
  </office:meta>
</office:document-meta>
</file>